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B7000002A56C12303C.png"/>
  <manifest:file-entry manifest:media-type="image/png" manifest:full-path="Pictures/100002010000022C000000214F1F9D1D.png"/>
  <manifest:file-entry manifest:media-type="image/png" manifest:full-path="Pictures/10000201000001A50000015459D43E65.png"/>
  <manifest:file-entry manifest:media-type="image/png" manifest:full-path="Pictures/100002010000027F0000009213BE1314.png"/>
  <manifest:file-entry manifest:media-type="image/png" manifest:full-path="Pictures/100002010000015C0000021B13E0E3B5.png"/>
  <manifest:file-entry manifest:media-type="image/png" manifest:full-path="Pictures/100002010000021A0000010F96C452D7.png"/>
  <manifest:file-entry manifest:media-type="image/png" manifest:full-path="Pictures/1000020100000266000000CA15C15E85.png"/>
  <manifest:file-entry manifest:media-type="" manifest:full-path="Pictures/2000000700001EE8000015664A569D22.svm"/>
  <manifest:file-entry manifest:media-type="image/png" manifest:full-path="Pictures/100002010000017F00000179992EB7F9.png"/>
  <manifest:file-entry manifest:media-type="image/png" manifest:full-path="Pictures/100002010000029A000000F245434D18.png"/>
  <manifest:file-entry manifest:media-type="image/png" manifest:full-path="Pictures/10000201000001290000003816171C8C.png"/>
  <manifest:file-entry manifest:media-type="image/png" manifest:full-path="Pictures/1000020100000188000001B478B8B6AD.png"/>
  <manifest:file-entry manifest:media-type="image/png" manifest:full-path="Pictures/100002010000044F000001ACE4287A53.png"/>
  <manifest:file-entry manifest:media-type="image/png" manifest:full-path="Pictures/1000020100000135000000C637335D13.png"/>
  <manifest:file-entry manifest:media-type="image/png" manifest:full-path="Pictures/10000201000002A90000020B9807687F.png"/>
  <manifest:file-entry manifest:media-type="image/png" manifest:full-path="Pictures/10000201000001C7000000AA4078E020.png"/>
  <manifest:file-entry manifest:media-type="image/png" manifest:full-path="Pictures/10000201000003B90000027141F004C6.png"/>
  <manifest:file-entry manifest:media-type="image/png" manifest:full-path="Pictures/10000201000003CD0000014B65BDF884.png"/>
  <manifest:file-entry manifest:media-type="image/png" manifest:full-path="Pictures/1000020100000146000000377F02CB5B.png"/>
  <manifest:file-entry manifest:media-type="image/png" manifest:full-path="Pictures/10000201000003E90000002404A2A724.png"/>
  <manifest:file-entry manifest:media-type="image/png" manifest:full-path="Pictures/10000201000000FD00000022D7FDBD61.png"/>
  <manifest:file-entry manifest:media-type="image/png" manifest:full-path="Pictures/1000020100000254000001428BD13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P4" style:family="paragraph" style:parent-style-name="Standard">
      <style:text-properties fo:font-variant="normal" fo:text-transform="none" style:font-name="Calibri" fo:font-size="10.5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198in"/>
      <style:text-properties fo:color="#cccccc" fo:background-color="#1f1f1f"/>
    </style:style>
    <style:style style:name="P8" style:family="paragraph" style:parent-style-name="Heading_20_1">
      <style:paragraph-properties fo:text-align="center" style:justify-single-word="false"/>
      <style:text-properties style:font-name="Calibri"/>
    </style:style>
    <style:style style:name="P9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0" style:family="paragraph" style:parent-style-name="Text_20_body">
      <style:text-properties style:font-name="Calibri" fo:font-size="10.5pt" fo:font-weight="normal"/>
    </style:style>
    <style:style style:name="P11" style:family="paragraph" style:parent-style-name="Standard" style:list-style-name="L1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2" style:family="paragraph" style:parent-style-name="Heading_20_2">
      <style:text-properties fo:font-variant="normal" fo:text-transform="none" style:font-name="Calibri" fo:font-size="10.5pt" fo:letter-spacing="normal" fo:font-style="normal" fo:font-weight="normal"/>
    </style:style>
    <style:style style:name="P13" style:family="paragraph" style:parent-style-name="Heading_20_2">
      <style:text-properties fo:font-variant="normal" fo:text-transform="none" style:font-name="Calibri" fo:font-size="14pt" fo:letter-spacing="normal" fo:font-style="normal" fo:font-weight="normal" style:font-size-asian="14pt" style:font-size-complex="14pt"/>
    </style:style>
    <style:style style:name="P14" style:family="paragraph" style:parent-style-name="Heading_20_2">
      <style:text-properties style:font-name="Calibri"/>
    </style:style>
    <style:style style:name="P15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6" style:family="paragraph" style:parent-style-name="Text_20_body" style:list-style-name="L1">
      <style:text-properties fo:font-variant="normal" fo:text-transform="none" style:font-name="Calibri" fo:font-size="10.5pt" fo:letter-spacing="normal" fo:font-style="normal" fo:font-weight="normal"/>
    </style:style>
    <style:style style:name="P17" style:family="paragraph" style:parent-style-name="Text_20_body" style:list-style-name="L2">
      <style:text-properties fo:font-variant="normal" fo:text-transform="none" style:font-name="Calibri" fo:font-size="10.5pt" fo:letter-spacing="normal" fo:font-style="normal" fo:font-weight="normal"/>
    </style:style>
    <style:style style:name="P18" style:family="paragraph" style:parent-style-name="Text_20_body" style:list-style-name="L3">
      <style:text-properties fo:font-variant="normal" fo:text-transform="none" style:font-name="Calibri" fo:font-size="10.5pt" fo:letter-spacing="normal" fo:font-style="normal" fo:font-weight="normal"/>
    </style:style>
    <style:style style:name="P19" style:family="paragraph" style:parent-style-name="Text_20_body" style:list-style-name="L4">
      <style:text-properties fo:font-variant="normal" fo:text-transform="none" style:font-name="Calibri" fo:font-size="10.5pt" fo:letter-spacing="normal" fo:font-style="normal" fo:font-weight="normal"/>
    </style:style>
    <style:style style:name="P20" style:family="paragraph" style:parent-style-name="Text_20_body" style:list-style-name="L5">
      <style:text-properties fo:font-variant="normal" fo:text-transform="none" style:font-name="Calibri" fo:font-size="10.5pt" fo:letter-spacing="normal" fo:font-style="normal" fo:font-weight="normal"/>
    </style:style>
    <style:style style:name="P21" style:family="paragraph" style:parent-style-name="Text_20_body" style:list-style-name="L6">
      <style:text-properties fo:font-variant="normal" fo:text-transform="none" style:font-name="Calibri" fo:font-size="10.5pt" fo:letter-spacing="normal" fo:font-style="normal" fo:font-weight="normal"/>
    </style:style>
    <style:style style:name="P22" style:family="paragraph" style:parent-style-name="Text_20_body" style:list-style-name="L7">
      <style:text-properties fo:font-variant="normal" fo:text-transform="none" style:font-name="Calibri" fo:font-size="10.5pt" fo:letter-spacing="normal" fo:font-style="normal" fo:font-weight="normal"/>
    </style:style>
    <style:style style:name="P23" style:family="paragraph" style:parent-style-name="Text_20_body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T1" style:family="text">
      <style:text-properties style:font-name="Calibri"/>
    </style:style>
    <style:style style:name="T2" style:family="text">
      <style:text-properties fo:font-variant="normal" fo:text-transform="none" style:font-name="Calibri" fo:font-size="10.5p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color="#c586c0"/>
    </style:style>
    <style:style style:name="T6" style:family="text">
      <style:text-properties fo:color="#c586c0" style:font-name="Consolas" fo:background-color="#1f1f1f"/>
    </style:style>
    <style:style style:name="T7" style:family="text">
      <style:text-properties fo:color="#c586c0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background-color="#1f1f1f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background-color="#1f1f1f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808080"/>
    </style:style>
    <style:style style:name="T15" style:family="text">
      <style:text-properties fo:color="#808080" style:font-name="Consolas" fo:font-size="10.5pt" fo:font-weight="normal"/>
    </style:style>
    <style:style style:name="T16" style:family="text">
      <style:text-properties fo:color="#808080" style:font-name="Consolas" fo:background-color="#1f1f1f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0.5pt" fo:font-weight="normal"/>
    </style:style>
    <style:style style:name="T19" style:family="text">
      <style:text-properties fo:color="#569cd6" style:font-name="Consolas" fo:background-color="#1f1f1f"/>
    </style:style>
    <style:style style:name="T20" style:family="text">
      <style:text-properties fo:color="#d4d4d4"/>
    </style:style>
    <style:style style:name="T21" style:family="text">
      <style:text-properties fo:color="#d4d4d4" style:font-name="Consolas" fo:font-size="10.5pt" fo:font-weight="normal"/>
    </style:style>
    <style:style style:name="T22" style:family="text">
      <style:text-properties fo:color="#d4d4d4" style:font-name="Consolas" fo:background-color="#1f1f1f"/>
    </style:style>
    <style:style style:name="T23" style:family="text">
      <style:text-properties fo:color="#ff3333" fo:font-weight="bold" style:font-weight-asian="bold" style:font-weight-complex="bold"/>
    </style:style>
    <style:style style:name="T24" style:family="text">
      <style:text-properties fo:color="#cccccc" style:font-name="Consolas" fo:background-color="#1f1f1f"/>
    </style:style>
    <style:style style:name="T25" style:family="text">
      <style:text-properties fo:color="#dcdcaa" style:font-name="Consolas" fo:background-color="#1f1f1f"/>
    </style:style>
    <style:style style:name="T26" style:family="text">
      <style:text-properties style:font-name="Consolas" fo:font-size="10.5pt" fo:font-weight="normal"/>
    </style:style>
    <style:style style:name="T27" style:family="text">
      <style:text-properties fo:color="#4ec9b0" style:font-name="Consolas" fo:font-size="10.5pt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React Responsive Ecommerce Website Tutorial</text:h>
      <text:p text:style-name="P2">zainkeepscode</text:p>
      <text:p text:style-name="P1"/>
      <text:p text:style-name="Standard"><text:a xlink:type="simple" xlink:href="https://www.youtube.com/watch?v=P5VnLiGUmtY" text:style-name="Internet_20_link" text:visited-style-name="Visited_20_Internet_20_Link"><text:span text:style-name="T1">https://www.youtube.com/watch?v=P5VnLiGUmtY</text:span></text:a></text:p>
      <text:p text:style-name="P1"/>
      <text:p text:style-name="Standard"><text:span text:style-name="T2">Demo: </text:span><text:a xlink:type="simple" xlink:href="https://www.youtube.com/redirect?event=video_description&amp;redir_token=QUFFLUhqbnNmU0tPaHoxT3NLTzJ6YWNrV2hFQlF4OU90d3xBQ3Jtc0ttQzhTUS1Ld1VWZjJ0Rmp4VkJmQVAzeUl3MlFWNW5LaEVaY2FEZ3VHbmZuS0dxc2ZZTkpqRWVUbk5aZHVTVGE5bkVvMW85U0V0eVJVX3FsdlZEZ0hGMTlwaXMxY0Qxcnd4TloxM1RHbUFCVnF6c2ZDZw&amp;q=https%3A%2F%2Famazon-3l2.pages.dev%2F&amp;v=P5VnLiGUmtY" office:target-frame-name="_blank" xlink:show="new" text:style-name="Internet_20_link" text:visited-style-name="Visited_20_Internet_20_Link"><text:span text:style-name="T3">https://amazon-3l2.pages.dev/</text:span></text:a><text:span text:style-name="T2"> </text:span></text:p>
      <text:p text:style-name="Standard"><text:span text:style-name="T2">Project Amazon Starter :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Standard"><text:span text:style-name="T2">Complete Source Code : </text:span><text:a xlink:type="simple" xlink:href="https://www.patreon.com/zainkeepscode" text:style-name="Internet_20_link" text:visited-style-name="Visited_20_Internet_20_Link"><text:span text:style-name="T3">https://www.patreon.com/zainkeepscode</text:span></text:a></text:p>
      <text:p text:style-name="P3"/>
      <text:p text:style-name="P1"/>
      <text:p text:style-name="P1"/>
      <text:p text:style-name="P1">Install "yarn"</text:p>
      <text:p text:style-name="P1">&gt; npm install --global yarn</text:p>
      <text:p text:style-name="P1"/>
      <text:p text:style-name="P1">Clone the starter package</text:p>
      <text:p text:style-name="P1"><text:span text:style-name="T1">&gt; git clone 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P4"/>
      <text:p text:style-name="P4">Go into the "Amazon Starterpack" folder and run yarn.</text:p>
      <text:p text:style-name="P4">&gt; yarn</text:p>
      <text:p text:style-name="P4"><draw:frame draw:style-name="fr1" draw:name="graphics2" text:anchor-type="paragraph" svg:width="6.6925in" svg:height="2.5965in" draw:z-index="1"><draw:image xlink:href="Pictures/100002010000044F000001ACE4287A53.png" xlink:type="simple" xlink:show="embed" xlink:actuate="onLoad"/></draw:frame></text:p>
      <text:p text:style-name="P4">Start the server. (Currently runs on localhost:3000)</text:p>
      <text:p text:style-name="P4">&gt; yarn start</text:p>
      <text:p text:style-name="P4"/>
      <text:p text:style-name="P4"><text:s/>Open project with Visual Studio Code.</text:p>
      <text:p text:style-name="P4"><draw:frame draw:style-name="fr2" draw:name="graphics1" text:anchor-type="paragraph" svg:x="0.0173in" svg:y="0in" svg:width="1.9189in" svg:height="1.889in" draw:z-index="0"><draw:image xlink:href="Pictures/100002010000017F00000179992EB7F9.png" xlink:type="simple" xlink:show="embed" xlink:actuate="onLoad"/></draw:frame></text:p>
      <text:h text:style-name="P12" text:outline-level="2"><text:soft-page-break/>App.css defines some colors as color variables so we don't have to use hex codes.</text:h>
      <text:p text:style-name="P9"><draw:frame draw:style-name="fr3" draw:name="graphics3" text:anchor-type="paragraph" svg:width="6.3965in" svg:height="2.1043in" draw:z-index="2"><draw:image xlink:href="Pictures/1000020100000266000000CA15C15E85.png" xlink:type="simple" xlink:show="embed" xlink:actuate="onLoad"/></draw:frame></text:p>
      <text:h text:style-name="P13" text:outline-level="2">Create the Header</text:h>
      <text:p text:style-name="P9">Create /Header.jsx file</text:p>
      <text:p text:style-name="P9">Initialize it with "rafce"</text:p>
      <text:p text:style-name="P9"><draw:frame draw:style-name="fr2" draw:name="graphics4" text:anchor-type="paragraph" svg:x="0.0992in" svg:y="-0.0646in" svg:width="4.0744in" svg:height="2.2016in" draw:z-index="3"><draw:image xlink:href="Pictures/1000020100000254000001428BD13530.png" xlink:type="simple" xlink:show="embed" xlink:actuate="onLoad"/></draw:frame></text:p>
      <text:p text:style-name="P9">Replace App.jsx content with &lt;Header/&gt;</text:p>
      <text:p text:style-name="P9"/>
      <text:p text:style-name="P9">Create Header.module.css file and import it in the header.</text:p>
      <text:p text:style-name="P9"><text:tab/>Import css from './Header.module.css'</text:p>
      <text:p text:style-name="P9"><draw:frame draw:style-name="fr2" draw:name="graphics14" text:anchor-type="paragraph" svg:x="0.4953in" svg:y="0.2953in" svg:width="1.2717in" svg:height="3.0634in" draw:z-index="13"><draw:image xlink:href="Pictures/100002010000015C0000021B13E0E3B5.png" xlink:type="simple" xlink:show="embed" xlink:actuate="onLoad"/></draw:frame><text:tab/>Header.module.css:</text:p>
      <text:p text:style-name="P9"><text:soft-page-break/></text:p>
      <text:p text:style-name="P9">Shorthand for making divs:</text:p>
      <text:p text:style-name="P9"><draw:frame draw:style-name="fr2" draw:name="graphics5" text:anchor-type="paragraph" svg:x="0.1516in" svg:y="-0.048in" svg:width="4.4508in" svg:height="1.0165in" draw:z-index="4"><draw:image xlink:href="Pictures/100002010000027F0000009213BE1314.png" xlink:type="simple" xlink:show="embed" xlink:actuate="onLoad"/></draw:frame></text:p>
      <text:p text:style-name="P9">Creates:</text:p>
      <text:p text:style-name="P9"><draw:frame draw:style-name="fr2" draw:name="graphics6" text:anchor-type="paragraph" svg:x="0.1819in" svg:y="-0.0075in" svg:width="3.1965in" svg:height="1.1945in" draw:z-index="5"><draw:image xlink:href="Pictures/10000201000001C7000000AA4078E020.png" xlink:type="simple" xlink:show="embed" xlink:actuate="onLoad"/></draw:frame></text:p>
      <text:p text:style-name="P9">Shortcut works for all divs, such as &lt;input&gt;</text:p>
      <text:p text:style-name="P9"><draw:frame draw:style-name="fr2" draw:name="graphics7" text:anchor-type="paragraph" svg:x="0.2098in" svg:y="-0.0484in" svg:width="2.6354in" svg:height="0.3543in" draw:z-index="6"><draw:image xlink:href="Pictures/10000201000000FD00000022D7FDBD61.png" xlink:type="simple" xlink:show="embed" xlink:actuate="onLoad"/></draw:frame><draw:frame draw:style-name="fr2" draw:name="graphics8" text:anchor-type="paragraph" svg:x="0.2256in" svg:y="0.3646in" svg:width="5.7925in" svg:height="0.3437in" draw:z-index="7"><draw:image xlink:href="Pictures/100002010000022C000000214F1F9D1D.png" xlink:type="simple" xlink:show="embed" xlink:actuate="onLoad"/></draw:frame></text:p>
      <text:p text:style-name="P9">Creates:</text:p>
      <text:p text:style-name="P9"><draw:frame draw:style-name="fr2" draw:name="graphics9" text:anchor-type="paragraph" svg:x="0.0366in" svg:y="-0.0563in" svg:width="3.0937in" svg:height="0.5835in" draw:z-index="8"><draw:image xlink:href="Pictures/10000201000001290000003816171C8C.png" xlink:type="simple" xlink:show="embed" xlink:actuate="onLoad"/></draw:frame></text:p>
      <text:h text:style-name="P14" text:outline-level="2">Add Fonts</text:h>
      <text:p text:style-name="P9">Go to Google Fonts.</text:p>
      <text:p text:style-name="P9">Select "Poppins".</text:p>
      <text:p text:style-name="P9">Check options for – normal, 500, 600, and 700.</text:p>
      <text:p text:style-name="P9">Copy the import code:</text:p>
      <text:p text:style-name="P9"><draw:frame draw:style-name="fr2" draw:name="graphics10" text:anchor-type="paragraph" svg:x="0.0575in" svg:y="-0.048in" svg:width="2.7118in" svg:height="1.878in" draw:z-index="9"><draw:image xlink:href="Pictures/2000000700001EE8000015664A569D22.svm" xlink:type="simple" xlink:show="embed" xlink:actuate="onLoad"/></draw:frame></text:p>
      <text:p text:style-name="P9">Paste it into index.css</text:p>
      <text:p text:style-name="P9"><draw:frame draw:style-name="fr1" draw:name="graphics11" text:anchor-type="paragraph" svg:width="6.6925in" svg:height="0.2402in" draw:z-index="10"><draw:image xlink:href="Pictures/10000201000003E90000002404A2A724.png" xlink:type="simple" xlink:show="embed" xlink:actuate="onLoad"/></draw:frame></text:p>
      <text:p text:style-name="P9"><text:soft-page-break/></text:p>
      <text:p text:style-name="P9">Add body styling to index.css, including the font values and variables for background.</text:p>
      <text:p text:style-name="P9"><draw:frame draw:style-name="fr2" draw:name="graphics13" text:anchor-type="paragraph" svg:x="0.0575in" svg:y="-0.0638in" svg:width="3.6602in" svg:height="1.8437in" draw:z-index="12"><draw:image xlink:href="Pictures/100002010000021A0000010F96C452D7.png" xlink:type="simple" xlink:show="embed" xlink:actuate="onLoad"/></draw:frame></text:p>
      <text:p text:style-name="P9">Results:</text:p>
      <text:p text:style-name="P9"><draw:frame draw:style-name="fr2" draw:name="graphics12" text:anchor-type="paragraph" svg:x="0.0618in" svg:y="0.1201in" svg:width="3.3957in" svg:height="0.5728in" draw:z-index="11"><draw:image xlink:href="Pictures/1000020100000146000000377F02CB5B.png" xlink:type="simple" xlink:show="embed" xlink:actuate="onLoad"/></draw:frame></text:p>
      <text:h text:style-name="Heading_20_2" text:outline-level="2">Create header components</text:h>
      <text:p text:style-name="P9">Logo</text:p>
      <text:list xml:id="list747301264350639818" text:style-name="L1">
        <text:list-item>
          <text:p text:style-name="P16">Import logo</text:p>
          <text:p text:style-name="P11"><text:span text:style-name="T5">import</text:span> <text:span text:style-name="T8">Logo</text:span> <text:span text:style-name="T5">from</text:span> <text:span text:style-name="T11">'../../assets/logo.png'</text:span>;</text:p>
        </text:list-item>
        <text:list-item>
          <text:p text:style-name="P16">Create an img tag</text:p>
          <text:p text:style-name="P11"><text:span text:style-name="T14">&lt;</text:span><text:span text:style-name="T17">img</text:span> <text:span text:style-name="T8">src</text:span><text:span text:style-name="T20">=</text:span><text:span text:style-name="T17">{</text:span><text:span text:style-name="T8">Logo</text:span><text:span text:style-name="T17">}</text:span> <text:span text:style-name="T8">alt</text:span><text:span text:style-name="T20">=</text:span><text:span text:style-name="T11">"Logo"</text:span> <text:span text:style-name="T14">/&gt;</text:span></text:p>
        </text:list-item>
      </text:list>
      <text:p text:style-name="P9"/>
      <text:p text:style-name="P9">List items</text:p>
      <text:p text:style-name="P9"><draw:frame draw:style-name="fr2" draw:name="graphics15" text:anchor-type="paragraph" svg:x="0.2563in" svg:y="0in" svg:width="2.8047in" svg:height="2.3854in" draw:z-index="14"><draw:image xlink:href="Pictures/10000201000001A50000015459D43E65.png" xlink:type="simple" xlink:show="embed" xlink:actuate="onLoad"/></draw:frame></text:p>
      <text:p text:style-name="P9">PNG icon</text:p>
      <text:list xml:id="list7948846395193805912" text:style-name="L2">
        <text:list-item>
          <text:p text:style-name="P17">Use "React Icons" – react.icons.github.io (part of this project's package.json)</text:p>
        </text:list-item>
        <text:list-item>
          <text:p text:style-name="P17">Import react-icons/cg</text:p>
          <text:list>
            <text:list-header>
              <text:p text:style-name="P17">import {CgShoppingBag} from 'react-icons/cg'</text:p>
            </text:list-header>
          </text:list>
        </text:list-item>
        <text:list-item>
          <text:p text:style-name="P17">Replace &lt;span&gt; with:</text:p>
          <text:list>
            <text:list-header>
              <text:p text:style-name="P17">&lt;CgShoppingBag className={css.cart}/&gt;</text:p>
            </text:list-header>
          </text:list>
        </text:list-item>
      </text:list>
      <text:p text:style-name="P9"><text:soft-page-break/>Add CSS for the right side</text:p>
      <text:p text:style-name="P9"><draw:frame draw:style-name="fr2" draw:name="graphics16" text:anchor-type="paragraph" svg:x="0.2417in" svg:y="-0.0417in" svg:width="2.2508in" svg:height="2.802in" draw:z-index="15"><draw:image xlink:href="Pictures/1000020100000188000001B478B8B6AD.png" xlink:type="simple" xlink:show="embed" xlink:actuate="onLoad"/></draw:frame></text:p>
      <text:p text:style-name="P9">Expand logo to fill left side</text:p>
      <text:p text:style-name="P9">.logo {</text:p>
      <text:p text:style-name="P9"><text:s text:c="4"/>display: flex;</text:p>
      <text:p text:style-name="P9"><text:s text:c="4"/>align-items: center;</text:p>
      <text:p text:style-name="P9"><text:s text:c="4"/><text:span text:style-name="T23">flex: 1;</text:span></text:p>
      <text:p text:style-name="P9">}</text:p>
      <text:p text:style-name="P9"/>
      <text:p text:style-name="P9">Add menu hover effects – change text color and cursor:</text:p>
      <text:p text:style-name="P9">.menu&gt;li:hover{</text:p>
      <text:p text:style-name="P9"><text:s text:c="4"/>color: #fe956f;</text:p>
      <text:p text:style-name="P9"><text:s text:c="4"/>cursor: pointer;</text:p>
      <text:p text:style-name="P9">}</text:p>
      <text:p text:style-name="P9"/>
      <text:p text:style-name="P9"/>
      <text:h text:style-name="Heading_20_2" text:outline-level="2">Hero Section</text:h>
      <text:p text:style-name="P9">Create new folder and files.</text:p>
      <text:p text:style-name="P9">Create Header.jsx by using "rafce" snippet.</text:p>
      <text:p text:style-name="P9"><draw:frame draw:style-name="fr2" draw:name="graphics17" text:anchor-type="paragraph" svg:x="0.1417in" svg:y="0in" svg:width="5.3811in" svg:height="1.8299in" draw:z-index="16"><draw:image xlink:href="Pictures/10000201000003CD0000014B65BDF884.png" xlink:type="simple" xlink:show="embed" xlink:actuate="onLoad"/></draw:frame></text:p>
      <text:p text:style-name="P9"><text:soft-page-break/>Import Hero into App.jsx and add the &lt;Hero/&gt; tag.</text:p>
      <text:p text:style-name="P10"><text:span text:style-name="T4"><text:tab/></text:span><text:span text:style-name="T6">import</text:span><text:span text:style-name="T24"> </text:span><text:span text:style-name="T9">Hero</text:span><text:span text:style-name="T24"> </text:span><text:span text:style-name="T6">from</text:span><text:span text:style-name="T24"> </text:span><text:span text:style-name="T12">'./components/Hero/Hero'</text:span><text:span text:style-name="T24">;</text:span></text:p>
      <text:p text:style-name="P9"><text:tab/>...</text:p>
      <text:p text:style-name="P10"><text:span text:style-name="T19">function</text:span><text:span text:style-name="T24"> </text:span><text:span text:style-name="T25">App</text:span><text:span text:style-name="T24">() {</text:span></text:p>
      <text:p text:style-name="P7"><text:tab/>  <text:span text:style-name="T7">return</text:span><text:span text:style-name="T26"> (</text:span></text:p>
      <text:p text:style-name="P7">    <text:tab/><text:tab/><text:span text:style-name="T15">&lt;</text:span><text:span text:style-name="T18">div</text:span><text:span text:style-name="T26"> </text:span><text:span text:style-name="T10">className</text:span><text:span text:style-name="T21">=</text:span><text:span text:style-name="T13">"App"</text:span><text:span text:style-name="T15">&gt;</text:span></text:p>
      <text:p text:style-name="P7">      <text:tab/><text:tab/><text:span text:style-name="T15">&lt;</text:span><text:span text:style-name="T27">Header</text:span><text:span text:style-name="T15">/&gt;</text:span></text:p>
      <text:p text:style-name="P7">      <text:tab/><text:tab/><text:span text:style-name="T15">&lt;</text:span><text:span text:style-name="T27">Hero</text:span><text:span text:style-name="T15">/&gt;</text:span></text:p>
      <text:p text:style-name="P7">    <text:tab/><text:tab/><text:span text:style-name="T15">&lt;/</text:span><text:span text:style-name="T18">div</text:span><text:span text:style-name="T15">&gt;</text:span></text:p>
      <text:p text:style-name="P7">  <text:tab/><text:span text:style-name="T26">);</text:span></text:p>
      <text:p text:style-name="P6"><text:tab/>}</text:p>
      <text:p text:style-name="P9"><text:tab/></text:p>
      <text:p text:style-name="P9">Create container div by shortcut</text:p>
      <text:p text:style-name="P9"><text:tab/>div.{css.container}</text:p>
      <text:p text:style-name="P9"><text:tab/>creates</text:p>
      <text:p text:style-name="P10"><text:span text:style-name="T4"><text:tab/></text:span><text:span text:style-name="T16">&lt;</text:span><text:span text:style-name="T19">div</text:span><text:span text:style-name="T24"> </text:span><text:span text:style-name="T9">className</text:span><text:span text:style-name="T22">=</text:span><text:span text:style-name="T19">{</text:span><text:span text:style-name="T9">css</text:span><text:span text:style-name="T22">.</text:span><text:span text:style-name="T9">container</text:span><text:span text:style-name="T19">}</text:span><text:span text:style-name="T16">&gt;&lt;/</text:span><text:span text:style-name="T19">div</text:span><text:span text:style-name="T16">&gt;</text:span></text:p>
      <text:p text:style-name="P9">Create left, center, and right sections.</text:p>
      <text:p text:style-name="P9">Import icons</text:p>
      <text:p text:style-name="P5"><text:span text:style-name="T5">import</text:span> <text:span text:style-name="T8">HeroImg</text:span> <text:span text:style-name="T5">from</text:span> <text:span text:style-name="T11">'../../assets/hero.png'</text:span></text:p>
      <text:p text:style-name="P6"><text:span text:style-name="T5">import</text:span> {<text:span text:style-name="T8">RiShoppingBagFill</text:span>} <text:span text:style-name="T5">from</text:span> <text:span text:style-name="T11">'react-icons/ri'</text:span></text:p>
      <text:p text:style-name="P6"><text:span text:style-name="T5">import</text:span> {<text:span text:style-name="T8">BsArrowRight</text:span>} <text:span text:style-name="T5">from</text:span> <text:span text:style-name="T11">'react-icons/bs'</text:span></text:p>
      <text:p text:style-name="P9"><text:tab/>Use brackets for icons, because they do not use export to default.</text:p>
      <text:p text:style-name="P9"/>
      <text:p text:style-name="P9"/>
      <text:h text:style-name="Heading_20_2" text:outline-level="2">Slider Component</text:h>
      <text:p text:style-name="P9">Create new folder and files</text:p>
      <text:p text:style-name="P9">Shortcut – div.s-container --&gt; &lt;div className="s-container"&gt;&lt;/div&gt;</text:p>
      <text:p text:style-name="P9">Slider.jsx</text:p>
      <text:list xml:id="list77717609832516691" text:style-name="L3">
        <text:list-item>
          <text:p text:style-name="P18">rafce to init</text:p>
        </text:list-item>
        <text:list-item>
          <text:p text:style-name="P18">Import Swiper and SwiperSlide from 'swiper/react'</text:p>
        </text:list-item>
      </text:list>
      <text:p text:style-name="P9"><draw:frame draw:style-name="fr4" draw:name="graphics18" text:anchor-type="paragraph" svg:x="0.4402in" svg:y="0in" svg:width="3.5201in" svg:height="2.7035in" draw:z-index="17"><draw:image xlink:href="Pictures/10000201000002A90000020B9807687F.png" xlink:type="simple" xlink:show="embed" xlink:actuate="onLoad"/></draw:frame></text:p>
      <text:list xml:id="list1837325142466872050" text:style-name="L4">
        <text:list-item>
          <text:p text:style-name="P19"><text:soft-page-break/>Import Pagination, Navigation, and swiper styles</text:p>
          <text:p text:style-name="P19"><draw:frame draw:style-name="fr4" draw:name="graphics19" text:anchor-type="paragraph" svg:x="0.5134in" svg:y="-0.0484in" svg:width="4.3602in" svg:height="1.5839in" draw:z-index="18"><draw:image xlink:href="Pictures/100002010000029A000000F245434D18.png" xlink:type="simple" xlink:show="embed" xlink:actuate="onLoad"/></draw:frame></text:p>
        </text:list-item>
      </text:list>
      <text:list xml:id="list254646278147660084" text:style-name="L5">
        <text:list-item>
          <text:p text:style-name="P20">Add swiper config parameters</text:p>
          <text:p text:style-name="P20"><draw:frame draw:style-name="fr4" draw:name="graphics20" text:anchor-type="paragraph" svg:x="0.5201in" svg:y="-0.0484in" svg:width="2.3181in" svg:height="1.4854in" draw:z-index="19"><draw:image xlink:href="Pictures/1000020100000135000000C637335D13.png" xlink:type="simple" xlink:show="embed" xlink:actuate="onLoad"/></draw:frame></text:p>
        </text:list-item>
      </text:list>
      <text:list xml:id="list3110454943437859267" text:style-name="L6">
        <text:list-item>
          <text:p text:style-name="P21">Replace dummy slides with Slider Products</text:p>
          <text:p text:style-name="P21">import {SliderProducts} from '../../data/products'</text:p>
          <text:p text:style-name="P21">Parse data with map</text:p>
        </text:list-item>
      </text:list>
      <text:p text:style-name="P9"><draw:frame draw:style-name="fr4" draw:name="graphics21" text:anchor-type="paragraph" svg:x="0.5689in" svg:y="-0.0516in" svg:width="4.9575in" svg:height="3.5291in" draw:z-index="20"><draw:image xlink:href="Pictures/10000201000003B7000002A56C12303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Slider.css</text:p>
      <text:list xml:id="list4828366187061043534" text:style-name="L7">
        <text:list-item>
          <text:p text:style-name="P22">in Slider.jsx</text:p>
          <text:p text:style-name="P22">import './Slider.css'</text:p>
        </text:list-item>
      </text:list>
      <text:p text:style-name="P9"><draw:frame draw:style-name="fr4" draw:name="graphics22" text:anchor-type="paragraph" svg:x="0.5063in" svg:y="-0.0791in" svg:width="3.9437in" svg:height="2.5862in" draw:z-index="21"><draw:image xlink:href="Pictures/10000201000003B90000027141F004C6.png" xlink:type="simple" xlink:show="embed" xlink:actuate="onLoad"/></draw:frame></text:p>
      <text:p text:style-name="P9"><text:tab/>(Basic styling)</text:p>
      <text:p text:style-name="P9"/>
      <text:p text:style-name="P9"/>
      <text:p text:style-name="P9"/>
      <text:p text:style-name="P9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0DT18H8M51S</meta:editing-duration>
    <meta:editing-cycles>42</meta:editing-cycles>
    <meta:generator>OpenOffice/4.1.13$Win32 OpenOffice.org_project/4113m1$Build-9810</meta:generator>
    <dc:date>2023-06-25T16:49:54.19</dc:date>
    <meta:document-statistic meta:table-count="0" meta:image-count="22" meta:object-count="0" meta:page-count="8" meta:paragraph-count="100" meta:word-count="391" meta:character-count="2813"/>
    <meta:user-defined meta:name="Info 1"/>
    <meta:user-defined meta:name="Info 2"/>
    <meta:user-defined meta:name="Info 3"/>
    <meta:user-defined meta:name="Info 4"/>
  </office:meta>
</office:document-meta>
</file>